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28.18cm" fo:margin-left="-0.199cm" table:align="left" style:writing-mode="lr-tb"/>
    </style:style>
    <style:style style:name="Tabelle1.A" style:family="table-column">
      <style:table-column-properties style:column-width="14.083cm"/>
    </style:style>
    <style:style style:name="Tabelle1.B" style:family="table-column">
      <style:table-column-properties style:column-width="9.465cm"/>
    </style:style>
    <style:style style:name="Tabelle1.C" style:family="table-column">
      <style:table-column-properties style:column-width="4.632cm"/>
    </style:style>
    <style:style style:name="Tabelle1.1" style:family="table-row">
      <style:table-row-properties style:min-row-height="1.568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27.958cm" table:align="left" style:writing-mode="lr-tb"/>
    </style:style>
    <style:style style:name="Tabelle2.A" style:family="table-column">
      <style:table-column-properties style:column-width="0.852cm"/>
    </style:style>
    <style:style style:name="Tabelle2.B" style:family="table-column">
      <style:table-column-properties style:column-width="2.706cm"/>
    </style:style>
    <style:style style:name="Tabelle2.C" style:family="table-column">
      <style:table-column-properties style:column-width="0.998cm"/>
    </style:style>
    <style:style style:name="Tabelle2.D" style:family="table-column">
      <style:table-column-properties style:column-width="1.009cm"/>
    </style:style>
    <style:style style:name="Tabelle2.F" style:family="table-column">
      <style:table-column-properties style:column-width="1.247cm"/>
    </style:style>
    <style:style style:name="Tabelle2.G" style:family="table-column">
      <style:table-column-properties style:column-width="1.408cm"/>
    </style:style>
    <style:style style:name="Tabelle2.H" style:family="table-column">
      <style:table-column-properties style:column-width="1.924cm"/>
    </style:style>
    <style:style style:name="Tabelle2.I" style:family="table-column">
      <style:table-column-properties style:column-width="1.704cm"/>
    </style:style>
    <style:style style:name="Tabelle2.J" style:family="table-column">
      <style:table-column-properties style:column-width="1.655cm"/>
    </style:style>
    <style:style style:name="Tabelle2.K" style:family="table-column">
      <style:table-column-properties style:column-width="1.729cm"/>
    </style:style>
    <style:style style:name="Tabelle2.L" style:family="table-column">
      <style:table-column-properties style:column-width="2.05cm"/>
    </style:style>
    <style:style style:name="Tabelle2.M" style:family="table-column">
      <style:table-column-properties style:column-width="1.757cm"/>
    </style:style>
    <style:style style:name="Tabelle2.N" style:family="table-column">
      <style:table-column-properties style:column-width="1.783cm"/>
    </style:style>
    <style:style style:name="Tabelle2.O" style:family="table-column">
      <style:table-column-properties style:column-width="1.785cm"/>
    </style:style>
    <style:style style:name="Tabelle2.P" style:family="table-column">
      <style:table-column-properties style:column-width="2.088cm"/>
    </style:style>
    <style:style style:name="Tabelle2.Q" style:family="table-column">
      <style:table-column-properties style:column-width="2.254cm"/>
    </style:style>
    <style:style style:name="Tabelle2.1" style:family="table-row">
      <style:table-row-properties style:min-row-height="0.63cm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Q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2.2" style:family="table-row">
      <style:table-row-properties style:min-row-height="0.917cm" fo:keep-together="auto"/>
    </style:style>
    <style:style style:name="Tabelle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le2.Q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2.3" style:family="table-row">
      <style:table-row-properties style:min-row-height="0.72cm" fo:keep-together="auto"/>
    </style:style>
    <style:style style:name="Tabel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le2.Q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3" style:family="table">
      <style:table-properties style:width="28.18cm" fo:margin-left="-0.199cm" table:align="left" style:writing-mode="lr-tb"/>
    </style:style>
    <style:style style:name="Tabelle3.A" style:family="table-column">
      <style:table-column-properties style:column-width="14.083cm"/>
    </style:style>
    <style:style style:name="Tabelle3.B" style:family="table-column">
      <style:table-column-properties style:column-width="9.465cm"/>
    </style:style>
    <style:style style:name="Tabelle3.C" style:family="table-column">
      <style:table-column-properties style:column-width="4.632cm"/>
    </style:style>
    <style:style style:name="Tabelle3.1" style:family="table-row">
      <style:table-row-properties style:min-row-height="1.568cm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3.565cm" style:rel-column-width="8433*"/>
    </style:style>
    <style:style style:name="Tabelle4.B" style:family="table-column">
      <style:table-column-properties style:column-width="14.074cm" style:rel-column-width="33298*"/>
    </style:style>
    <style:style style:name="Tabelle4.C" style:family="table-column">
      <style:table-column-properties style:column-width="3.522cm" style:rel-column-width="8334*"/>
    </style:style>
    <style:style style:name="Tabelle4.D" style:family="table-column">
      <style:table-column-properties style:column-width="3.304cm" style:rel-column-width="7817*"/>
    </style:style>
    <style:style style:name="Tabelle4.E" style:family="table-column">
      <style:table-column-properties style:column-width="3.235cm" style:rel-column-width="7653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27.7cm" table:align="margins"/>
    </style:style>
    <style:style style:name="Tabelle5.A" style:family="table-column">
      <style:table-column-properties style:column-width="1.977cm" style:rel-column-width="4677*"/>
    </style:style>
    <style:style style:name="Tabelle5.B" style:family="table-column">
      <style:table-column-properties style:column-width="1.249cm" style:rel-column-width="2955*"/>
    </style:style>
    <style:style style:name="Tabelle5.C" style:family="table-column">
      <style:table-column-properties style:column-width="1.515cm" style:rel-column-width="3584*"/>
    </style:style>
    <style:style style:name="Tabelle5.D" style:family="table-column">
      <style:table-column-properties style:column-width="1.621cm" style:rel-column-width="3836*"/>
    </style:style>
    <style:style style:name="Tabelle5.E" style:family="table-column">
      <style:table-column-properties style:column-width="3.332cm" style:rel-column-width="7884*"/>
    </style:style>
    <style:style style:name="Tabelle5.F" style:family="table-column">
      <style:table-column-properties style:column-width="2.371cm" style:rel-column-width="5608*"/>
    </style:style>
    <style:style style:name="Tabelle5.H" style:family="table-column">
      <style:table-column-properties style:column-width="1.836cm" style:rel-column-width="4345*"/>
    </style:style>
    <style:style style:name="Tabelle5.J" style:family="table-column">
      <style:table-column-properties style:column-width="1.924cm" style:rel-column-width="4551*"/>
    </style:style>
    <style:style style:name="Tabelle5.L" style:family="table-column">
      <style:table-column-properties style:column-width="2.265cm" style:rel-column-width="5357*"/>
    </style:style>
    <style:style style:name="Tabelle5.M" style:family="table-column">
      <style:table-column-properties style:column-width="1.729cm" style:rel-column-width="4088*"/>
    </style:style>
    <style:style style:name="Tabelle5.N" style:family="table-column">
      <style:table-column-properties style:column-width="2.803cm" style:rel-column-width="6633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N1" style:family="table-cell">
      <style:table-cell-properties style:vertical-align="bottom" fo:padding="0.097cm" fo:border="1pt ridge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5.3" style:family="table-row">
      <style:table-row-properties style:row-height="1cm"/>
    </style:style>
    <style:style style:name="Tabelle5.A3" style:family="table-cell">
      <style:table-cell-properties style:vertical-align="bottom" fo:padding="0.097cm" fo:border="0.05pt solid #000000"/>
    </style:style>
    <style:style style:name="Tabelle5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8" style:family="table">
      <style:table-properties style:width="15.494cm" table:align="left"/>
    </style:style>
    <style:style style:name="Tabelle8.A" style:family="table-column">
      <style:table-column-properties style:column-width="15.494cm"/>
    </style:style>
    <style:style style:name="Tabelle8.1" style:family="table-row">
      <style:table-row-properties style:min-row-height="2.298cm"/>
    </style:style>
    <style:style style:name="Tabelle8.A1" style:family="table-cell">
      <style:table-cell-properties fo:padding="0.097cm" fo:border="0.05pt solid #000000"/>
    </style:style>
    <style:style style:name="Tabelle7" style:family="table">
      <style:table-properties style:width="15.494cm" table:align="left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4.796cm"/>
    </style:style>
    <style:style style:name="Tabelle7.C" style:family="table-column">
      <style:table-column-properties style:column-width="6.49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1.97cm"/>
    </style:style>
    <style:style style:name="Tabelle6" style:family="table">
      <style:table-properties style:width="15.898cm" fo:margin-left="-0.007cm" table:align="left" style:writing-mode="lr-tb"/>
    </style:style>
    <style:style style:name="Tabelle6.A" style:family="table-column">
      <style:table-column-properties style:column-width="15.898cm"/>
    </style:style>
    <style:style style:name="Tabelle6.1" style:family="table-row">
      <style:table-row-properties style:min-row-height="1.879cm" fo:keep-together="auto"/>
    </style:style>
    <style:style style:name="Tabelle6.A1" style:family="table-cell">
      <style:table-cell-properties style:vertical-align="top" fo:padding-left="0.026cm" fo:padding-right="0.026cm" fo:padding-top="0.026cm" fo:padding-bottom="0cm" fo:border="0.5pt solid #ffffff" style:writing-mode="lr-tb"/>
    </style:style>
    <style:style style:name="P1" style:family="paragraph" style:parent-style-name="Table_20_Contents">
      <style:text-properties fo:font-size="8pt" officeooo:rsid="003720d9" officeooo:paragraph-rsid="00748d0e" style:font-size-asian="8pt" style:font-size-complex="8pt"/>
    </style:style>
    <style:style style:name="P2" style:family="paragraph" style:parent-style-name="Table_20_Contents">
      <style:text-properties fo:font-size="8pt" officeooo:rsid="003d348e" officeooo:paragraph-rsid="0079deb9" style:font-size-asian="8pt" style:font-size-complex="8pt"/>
    </style:style>
    <style:style style:name="P3" style:family="paragraph" style:parent-style-name="Table_20_Contents">
      <style:text-properties fo:font-size="8pt" officeooo:rsid="003e2885" officeooo:paragraph-rsid="0079deb9" style:font-size-asian="8pt" style:font-size-complex="8pt"/>
    </style:style>
    <style:style style:name="P4" style:family="paragraph" style:parent-style-name="Table_20_Contents">
      <style:text-properties fo:font-size="8pt" officeooo:paragraph-rsid="0079deb9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76b84d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76b84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76b84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76b84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76b84d" style:font-size-asian="8pt" style:font-size-complex="8pt"/>
    </style:style>
    <style:style style:name="P10" style:family="paragraph" style:parent-style-name="Table_20_Contents">
      <style:text-properties style:font-name="Liberation Sans" fo:font-size="8pt" officeooo:paragraph-rsid="0076b84d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76b84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76b8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76b84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font-weight="normal" officeooo:rsid="000a1875" officeooo:paragraph-rsid="0076b84d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e2885" officeooo:paragraph-rsid="0079deb9" style:font-weight-asian="bold" style:font-weight-complex="bold"/>
    </style:style>
    <style:style style:name="P16" style:family="paragraph" style:parent-style-name="Table_20_Contents">
      <style:text-properties style:font-name="Arial" fo:font-size="8pt" officeooo:rsid="003720d9" officeooo:paragraph-rsid="00748d0e" style:font-size-asian="8pt" style:font-size-complex="8pt"/>
    </style:style>
    <style:style style:name="P17" style:family="paragraph" style:parent-style-name="Text_20_body">
      <style:paragraph-properties style:snap-to-layout-grid="false"/>
      <style:text-properties style:font-name="Arial1" fo:font-size="2pt" fo:language="none" fo:country="none" officeooo:rsid="004629d0" officeooo:paragraph-rsid="00578a6b" style:font-size-asian="2pt" style:language-asian="none" style:country-asian="none" style:font-name-complex="Arial1" style:font-size-complex="2pt"/>
    </style:style>
    <style:style style:name="P18" style:family="paragraph" style:parent-style-name="Standard">
      <style:text-properties style:font-name="Arial1" fo:font-size="8pt" fo:language="none" fo:country="none" officeooo:rsid="0014af1b" officeooo:paragraph-rsid="0044ac96" style:font-size-asian="8pt" style:language-asian="none" style:country-asian="none" style:font-name-complex="Arial1" style:font-size-complex="8pt"/>
    </style:style>
    <style:style style:name="P19" style:family="paragraph" style:parent-style-name="Standard">
      <style:text-properties style:font-name="Arial1" fo:font-size="8pt" fo:language="none" fo:country="none" officeooo:rsid="0014af1b" officeooo:paragraph-rsid="004629d0" style:font-size-asian="8pt" style:language-asian="none" style:country-asian="none" style:font-name-complex="Arial1" style:font-size-complex="8pt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27df9e" officeooo:paragraph-rsid="0044ac96" style:font-size-asian="8pt" style:language-asian="none" style:country-asian="none" style:font-name-complex="Arial1" style:font-size-complex="8pt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2efdac" officeooo:paragraph-rsid="0044ac96" style:font-size-asian="8pt" style:language-asian="none" style:country-asian="none" style:font-name-complex="Arial1" style:font-size-complex="8pt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046d9" officeooo:paragraph-rsid="0044ac96" style:font-size-asian="8pt" style:language-asian="none" style:country-asian="none" style:font-name-complex="Arial1" style:font-size-complex="8pt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093ac" officeooo:paragraph-rsid="0044ac96" style:font-size-asian="8pt" style:language-asian="none" style:country-asian="none" style:font-name-complex="Arial1" style:font-size-complex="8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126a1" officeooo:paragraph-rsid="0044ac96" style:font-size-asian="8pt" style:language-asian="none" style:country-asian="none" style:font-name-complex="Arial1" style:font-size-complex="8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424ea" officeooo:paragraph-rsid="0044ac96" style:font-size-asian="8pt" style:language-asian="none" style:country-asian="none" style:font-name-complex="Arial1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b11e5" officeooo:paragraph-rsid="0044ac96" style:font-size-asian="8pt" style:language-asian="none" style:country-asian="none" style:font-name-complex="Arial1" style:font-size-complex="8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officeooo:rsid="003cade1" officeooo:paragraph-rsid="0044ac96" style:font-size-asian="8pt" style:language-asian="none" style:country-asian="none" style:font-name-complex="Arial1" style:font-size-complex="8pt"/>
    </style:style>
    <style:style style:name="P28" style:family="paragraph" style:parent-style-name="Standard">
      <style:paragraph-properties style:snap-to-layout-grid="false"/>
      <style:text-properties style:font-name="Arial1" fo:font-size="8pt" fo:language="none" fo:country="none" officeooo:rsid="007ba009" officeooo:paragraph-rsid="007ba009" style:font-size-asian="8pt" style:language-asian="none" style:country-asian="none" style:font-name-complex="Arial1" style:font-size-complex="8pt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1f6346" officeooo:paragraph-rsid="00586f81" style:font-size-asian="8pt" style:language-asian="none" style:country-asian="none" style:font-weight-asian="bold" style:font-name-complex="Arial1" style:font-size-complex="8pt" style:font-weight-complex="bold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3424ea" officeooo:paragraph-rsid="0044ac96" style:font-size-asian="8pt" style:language-asian="none" style:country-asian="none" style:font-weight-asian="bold" style:font-name-complex="Arial1" style:font-size-complex="8pt" style:font-weight-complex="bold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624312" officeooo:paragraph-rsid="00624312" style:font-size-asian="8pt" style:language-asian="none" style:country-asian="none" style:font-weight-asian="bold" style:font-name-complex="Arial1" style:font-size-complex="8pt"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3b11e5" officeooo:paragraph-rsid="0044ac96" style:font-size-asian="8pt" style:language-asian="none" style:country-asian="none" style:font-weight-asian="bold" style:font-name-complex="Arial1" style:font-size-complex="8pt"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3cade1" officeooo:paragraph-rsid="0044ac96" style:font-size-asian="8pt" style:language-asian="none" style:country-asian="none" style:font-weight-asian="bold" style:font-name-complex="Arial1" style:font-size-complex="8pt" style:font-weight-complex="bold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61b90a" officeooo:paragraph-rsid="0061b90a" style:font-size-asian="8pt" style:language-asian="none" style:country-asian="none" style:font-weight-asian="bold" style:font-name-complex="Arial1" style:font-size-complex="8pt" style:font-weight-complex="bold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Arial1" fo:font-size="8pt" fo:language="none" fo:country="none" fo:font-weight="bold" officeooo:rsid="00314f2a" officeooo:paragraph-rsid="0044ac96" style:font-size-asian="8pt" style:language-asian="none" style:country-asian="none" style:font-weight-asian="bold" style:font-name-complex="Arial1" style:font-size-complex="8pt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1" fo:font-size="8pt" officeooo:paragraph-rsid="00123b04" style:font-size-asian="8pt" style:font-name-complex="Arial1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Arial1" fo:font-size="8pt" officeooo:paragraph-rsid="00123b04" style:font-size-asian="8pt" style:font-name-complex="Arial1" style:font-size-complex="8pt"/>
    </style:style>
    <style:style style:name="P38" style:family="paragraph" style:parent-style-name="Standard">
      <style:paragraph-properties style:snap-to-layout-grid="false"/>
      <style:text-properties style:font-name="Arial1" fo:font-size="8pt" officeooo:paragraph-rsid="00123b04" style:font-size-asian="8pt" style:font-name-complex="Arial1" style:font-size-complex="8pt"/>
    </style:style>
    <style:style style:name="P39" style:family="paragraph" style:parent-style-name="Standard">
      <style:text-properties style:font-name="Arial1" fo:font-size="8pt" officeooo:paragraph-rsid="00123b04" style:font-size-asian="8pt" style:font-name-complex="Arial1" style:font-size-complex="8pt"/>
    </style:style>
    <style:style style:name="P40" style:family="paragraph" style:parent-style-name="Standard">
      <style:text-properties style:font-name="Arial1" fo:font-size="8pt" officeooo:paragraph-rsid="00725424" style:font-size-asian="8pt" style:font-name-complex="Arial1" style:font-size-complex="8pt"/>
    </style:style>
    <style:style style:name="P41" style:family="paragraph" style:parent-style-name="Standard">
      <style:text-properties style:font-name="Arial1" fo:font-size="11pt" officeooo:paragraph-rsid="00123b04" style:font-size-asian="11pt" style:font-name-complex="Arial1" style:font-size-complex="11pt"/>
    </style:style>
    <style:style style:name="P42" style:family="paragraph" style:parent-style-name="Standard">
      <style:text-properties style:font-name="Arial1" fo:font-size="10pt" officeooo:paragraph-rsid="00123b04" style:font-size-asian="10pt" style:font-name-complex="Arial1" style:font-size-complex="10pt"/>
    </style:style>
    <style:style style:name="P43" style:family="paragraph" style:parent-style-name="Standard">
      <style:text-properties style:font-name="Arial1" fo:font-size="10pt" officeooo:rsid="0014af1b" officeooo:paragraph-rsid="0014af1b" style:font-size-asian="10pt" style:font-name-complex="Arial1" style:font-size-complex="10pt"/>
    </style:style>
    <style:style style:name="P44" style:family="paragraph" style:parent-style-name="Standard">
      <style:text-properties style:font-name="Arial1" fo:font-size="10pt" officeooo:paragraph-rsid="00725424" style:font-size-asian="10pt" style:font-name-complex="Arial1" style:font-size-complex="10pt"/>
    </style:style>
    <style:style style:name="P45" style:family="paragraph" style:parent-style-name="Standard">
      <style:paragraph-properties style:snap-to-layout-grid="false"/>
      <style:text-properties style:font-name="Arial1" fo:font-size="9pt" officeooo:paragraph-rsid="00123b04" style:font-size-asian="9pt" style:font-name-complex="Arial1" style:font-size-complex="9pt"/>
    </style:style>
    <style:style style:name="P46" style:family="paragraph" style:parent-style-name="Standard">
      <style:paragraph-properties style:snap-to-layout-grid="false"/>
      <style:text-properties style:font-name="Arial1" fo:font-size="9pt" officeooo:paragraph-rsid="00725424" style:font-size-asian="9pt" style:font-name-complex="Arial1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1" fo:font-size="9pt" officeooo:paragraph-rsid="00123b04" style:font-size-asian="9pt" style:font-name-complex="Arial1" style:font-size-complex="9pt"/>
    </style:style>
    <style:style style:name="P48" style:family="paragraph" style:parent-style-name="Standard">
      <style:text-properties style:font-name="Arial1" fo:font-size="9pt" officeooo:paragraph-rsid="00123b04" style:font-size-asian="9pt" style:font-name-complex="Arial1" style:font-size-complex="9pt"/>
    </style:style>
    <style:style style:name="P49" style:family="paragraph" style:parent-style-name="Standard">
      <style:text-properties style:font-name="Arial1" fo:font-size="9pt" officeooo:paragraph-rsid="00725424" style:font-size-asian="9pt" style:font-name-complex="Arial1" style:font-size-complex="9pt"/>
    </style:style>
    <style:style style:name="P50" style:family="paragraph" style:parent-style-name="Standard">
      <style:paragraph-properties fo:text-align="end" style:justify-single-word="false"/>
      <style:text-properties style:font-name="Arial1" fo:font-size="9pt" officeooo:paragraph-rsid="0044ac96" style:font-size-asian="9pt" style:font-name-complex="Arial1" style:font-size-complex="8pt"/>
    </style:style>
    <style:style style:name="P51" style:family="paragraph" style:parent-style-name="Standard">
      <style:text-properties style:font-name="Arial1" fo:font-size="9pt" officeooo:paragraph-rsid="00123b04" style:font-name-asian="Arial1" style:font-size-asian="9pt" style:font-name-complex="Arial1" style:font-size-complex="9pt"/>
    </style:style>
    <style:style style:name="P52" style:family="paragraph" style:parent-style-name="Standard">
      <style:text-properties style:font-name="Arial1" fo:font-size="9pt" officeooo:paragraph-rsid="00725424" style:font-name-asian="Arial1" style:font-size-asian="9pt" style:font-name-complex="Arial1" style:font-size-complex="9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1" fo:font-size="7pt" officeooo:paragraph-rsid="00123b04" style:font-size-asian="7pt" style:font-name-complex="Arial1" style:font-size-complex="8pt"/>
    </style:style>
    <style:style style:name="P54" style:family="paragraph" style:parent-style-name="Standard">
      <style:paragraph-properties fo:text-align="center" style:justify-single-word="false"/>
      <style:text-properties style:font-name="Arial1" fo:font-size="7pt" officeooo:paragraph-rsid="00123b04" style:font-size-asian="7pt" style:font-name-complex="Arial1" style:font-size-complex="8pt"/>
    </style:style>
    <style:style style:name="P55" style:family="paragraph" style:parent-style-name="Standard">
      <style:paragraph-properties style:snap-to-layout-grid="false"/>
      <style:text-properties style:font-name="Arial1" fo:font-size="7pt" officeooo:paragraph-rsid="0044ac96" style:font-size-asian="7pt" style:font-name-complex="Arial1" style:font-size-complex="8pt"/>
    </style:style>
    <style:style style:name="P56" style:family="paragraph" style:parent-style-name="Standard">
      <style:text-properties style:font-name="Arial1" fo:font-size="7pt" officeooo:paragraph-rsid="00123b04" style:font-size-asian="7pt" style:font-name-complex="Arial1" style:font-size-complex="8pt"/>
    </style:style>
    <style:style style:name="P57" style:family="paragraph" style:parent-style-name="Standard">
      <style:paragraph-properties fo:text-align="center" style:justify-single-word="false"/>
      <style:text-properties style:font-name="Arial1" fo:font-size="7pt" officeooo:paragraph-rsid="00123b04" style:font-size-asian="7pt" style:font-name-complex="Arial1" style:font-size-complex="7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1" fo:font-size="7pt" officeooo:paragraph-rsid="00123b04" style:font-size-asian="7pt" style:font-name-complex="Arial1" style:font-size-complex="7pt"/>
    </style:style>
    <style:style style:name="P59" style:family="paragraph" style:parent-style-name="Standard">
      <style:paragraph-properties style:snap-to-layout-grid="false"/>
      <style:text-properties style:font-name="Arial1" fo:font-size="2pt" fo:language="none" fo:country="none" officeooo:rsid="004629d0" officeooo:paragraph-rsid="00578a6b" style:font-size-asian="2pt" style:language-asian="none" style:country-asian="none" style:font-name-complex="Arial1" style:font-size-complex="2pt"/>
    </style:style>
    <style:style style:name="P60" style:family="paragraph" style:parent-style-name="Standard">
      <style:text-properties officeooo:paragraph-rsid="00123b04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4pt" fo:language="none" fo:country="none" officeooo:rsid="000ea418" officeooo:paragraph-rsid="0079deb9" style:font-size-asian="4pt" style:language-asian="none" style:country-asian="none" style:font-name-complex="Arial1" style:font-size-complex="4pt"/>
    </style:style>
    <style:style style:name="P62" style:family="paragraph" style:parent-style-name="Standard">
      <style:text-properties style:font-name="Liberation Sans" officeooo:rsid="0009905f" officeooo:paragraph-rsid="0076b84d"/>
    </style:style>
    <style:style style:name="P63" style:family="paragraph" style:parent-style-name="Standard">
      <style:text-properties style:font-name="Liberation Sans" officeooo:rsid="0009905f" officeooo:paragraph-rsid="0079deb9"/>
    </style:style>
    <style:style style:name="P64" style:family="paragraph" style:parent-style-name="Standard">
      <style:text-properties style:font-name="Liberation Sans" fo:font-weight="bold" officeooo:rsid="0029a3cc" officeooo:paragraph-rsid="007620eb" style:font-weight-asian="bold" style:font-weight-complex="bold"/>
    </style:style>
    <style:style style:name="P65" style:family="paragraph" style:parent-style-name="Standard">
      <style:text-properties style:font-name="Liberation Sans" officeooo:rsid="0029a3cc" officeooo:paragraph-rsid="007620eb"/>
    </style:style>
    <style:style style:name="P66" style:family="paragraph" style:parent-style-name="Standard">
      <style:text-properties style:font-name="Liberation Sans" fo:font-size="8pt" fo:font-weight="normal" officeooo:rsid="0009905f" officeooo:paragraph-rsid="007620eb" style:font-size-asian="8pt" style:font-weight-asian="normal" style:font-size-complex="8pt" style:font-weight-complex="normal"/>
    </style:style>
    <style:style style:name="P67" style:family="paragraph" style:parent-style-name="Standard">
      <style:text-properties style:font-name="Liberation Sans" fo:font-size="8pt" officeooo:rsid="0029a3cc" officeooo:paragraph-rsid="007620eb" style:font-size-asian="8pt" style:font-size-complex="8pt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12a57" style:font-size-asian="8pt" style:language-asian="none" style:country-asian="none" style:font-name-complex="Arial1" style:font-size-complex="8pt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25424" style:font-size-asian="8pt" style:language-asian="none" style:country-asian="none" style:font-name-complex="Arial1" style:font-size-complex="8pt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25424" style:font-size-asian="8pt" style:language-asian="none" style:country-asian="none" style:font-name-complex="Arial1" style:font-size-complex="8pt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20eb" style:font-size-asian="8pt" style:language-asian="none" style:country-asian="none" style:font-name-complex="Arial1" style:font-size-complex="8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707b5c" officeooo:paragraph-rsid="0079deb9" style:font-size-asian="8pt" style:language-asian="none" style:country-asian="none" style:font-name-complex="Arial1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09905f" officeooo:paragraph-rsid="0076b84d" style:font-size-asian="8pt" style:language-asian="none" style:country-asian="none" style:font-name-complex="Arial1" style:font-size-complex="8pt"/>
    </style:style>
    <style:style style:name="P74" style:family="paragraph" style:parent-style-name="Standard">
      <style:text-properties officeooo:paragraph-rsid="00725424"/>
    </style:style>
    <style:style style:name="P75" style:family="paragraph" style:parent-style-name="Standard">
      <style:text-properties officeooo:paragraph-rsid="007612fe"/>
    </style:style>
    <style:style style:name="P76" style:family="paragraph" style:parent-style-name="Standard">
      <style:paragraph-properties fo:margin-left="0.194cm" fo:margin-right="0cm" fo:text-indent="0cm" style:auto-text-indent="false"/>
      <style:text-properties style:font-name="Arial1" fo:font-size="9pt" officeooo:paragraph-rsid="00123b04" style:font-size-asian="9pt" style:font-name-complex="Arial1" style:font-size-complex="9pt"/>
    </style:style>
    <style:style style:name="P77" style:family="paragraph" style:parent-style-name="Standard">
      <style:paragraph-properties fo:margin-left="0.194cm" fo:margin-right="0cm" fo:text-indent="0cm" style:auto-text-indent="false"/>
      <style:text-properties officeooo:paragraph-rsid="00275392"/>
    </style:style>
    <style:style style:name="P78" style:family="paragraph" style:parent-style-name="Standard">
      <style:paragraph-properties fo:break-before="page"/>
      <style:text-properties style:font-name="Arial1" fo:font-size="8pt" fo:language="none" fo:country="none" officeooo:rsid="0014af1b" officeooo:paragraph-rsid="0044ac96" style:font-size-asian="8pt" style:language-asian="none" style:country-asian="none" style:font-name-complex="Arial1" style:font-size-complex="8pt"/>
    </style:style>
    <style:style style:name="P79" style:family="paragraph" style:parent-style-name="Standard">
      <style:paragraph-properties fo:text-align="start" style:justify-single-word="false" fo:break-before="page"/>
      <style:text-properties style:font-name="Liberation Sans" fo:font-size="8pt" fo:language="none" fo:country="none" officeooo:rsid="006ebf10" officeooo:paragraph-rsid="0079deb9" style:font-size-asian="8pt" style:language-asian="none" style:country-asian="none" style:font-name-complex="Arial1" style:font-size-complex="8pt"/>
    </style:style>
    <style:style style:name="P80" style:family="paragraph" style:parent-style-name="Standard" style:master-page-name="">
      <style:paragraph-properties style:page-number="auto" fo:break-before="auto" fo:break-after="auto"/>
      <style:text-properties style:font-name="Liberation Sans" officeooo:rsid="0009905f" officeooo:paragraph-rsid="0079deb9"/>
    </style:style>
    <style:style style:name="P81" style:family="paragraph" style:parent-style-name="Standard" style:master-page-name="Standard">
      <style:paragraph-properties style:page-number="auto"/>
      <style:text-properties style:font-name="Arial1" fo:font-size="8pt" officeooo:rsid="0014af1b" officeooo:paragraph-rsid="001e5f1d" style:font-size-asian="8pt" style:font-name-complex="Arial1" style:font-size-complex="8pt"/>
    </style:style>
    <style:style style:name="P82" style:family="paragraph" style:parent-style-name="Standard">
      <style:text-properties style:font-name="Arial1" fo:font-size="10pt" officeooo:paragraph-rsid="00123b04" style:font-size-asian="10pt" style:font-name-complex="Arial1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Arial1" fo:font-size="10pt" fo:language="none" fo:country="none" officeooo:rsid="006ebf10" officeooo:paragraph-rsid="007612fe" style:font-size-asian="10pt" style:language-asian="none" style:country-asian="none" style:font-name-complex="Arial1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Arial1" fo:font-size="10pt" fo:language="none" fo:country="none" officeooo:rsid="006ebf10" officeooo:paragraph-rsid="00859411" style:font-size-asian="10pt" style:language-asian="none" style:country-asian="none" style:font-name-complex="Arial1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Arial1" fo:font-size="7pt" officeooo:paragraph-rsid="00123b04" style:font-size-asian="7pt" style:font-name-complex="Arial1" style:font-size-complex="7pt"/>
    </style:style>
    <style:style style:name="P86" style:family="paragraph" style:parent-style-name="Standard">
      <style:paragraph-properties style:snap-to-layout-grid="false"/>
      <style:text-properties style:font-name="Arial1" fo:font-size="8pt" fo:language="none" fo:country="none" officeooo:rsid="001d4188" officeooo:paragraph-rsid="0044ac96" style:font-size-asian="8pt" style:language-asian="none" style:country-asian="none" style:font-name-complex="Arial1" style:font-size-complex="8pt"/>
    </style:style>
    <style:style style:name="P87" style:family="paragraph" style:parent-style-name="Standard">
      <style:text-properties style:font-name="Liberation Sans" fo:font-size="10pt" fo:language="none" fo:country="none" officeooo:rsid="00410f22" officeooo:paragraph-rsid="0044ac96" style:font-size-asian="10pt" style:language-asian="none" style:country-asian="none" style:font-name-complex="Arial1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20eb" style:font-size-asian="8pt" style:language-asian="none" style:country-asian="none" style:font-name-complex="Arial1" style:font-size-complex="8pt"/>
    </style:style>
    <style:style style:name="P89" style:family="paragraph" style:parent-style-name="Standard">
      <style:paragraph-properties fo:margin-top="0.141cm" fo:margin-bottom="0cm" loext:contextual-spacing="false"/>
      <style:text-properties officeooo:paragraph-rsid="00859411"/>
    </style:style>
    <style:style style:name="P90" style:family="paragraph" style:parent-style-name="Table_20_Contents">
      <style:text-properties style:font-name="Arial" fo:font-size="8pt" officeooo:rsid="003720d9" officeooo:paragraph-rsid="00748d0e" style:font-size-asian="8pt" style:font-name-complex="Arial1" style:font-size-complex="8pt"/>
    </style:style>
    <style:style style:name="P91" style:family="paragraph" style:parent-style-name="Table_20_Contents">
      <style:text-properties style:font-name="Arial1" fo:font-size="8pt" officeooo:rsid="003720d9" officeooo:paragraph-rsid="00748d0e" style:font-size-asian="8pt" style:font-name-complex="Arial1" style:font-size-complex="8pt"/>
    </style:style>
    <style:style style:name="T1" style:family="text">
      <style:text-properties style:font-name="Arial1" fo:font-size="9pt" style:font-name-asian="Arial1" style:font-size-asian="9pt" style:font-name-complex="Arial1" style:font-size-complex="9pt"/>
    </style:style>
    <style:style style:name="T2" style:family="text">
      <style:text-properties style:font-name="Arial1" fo:font-size="9pt" officeooo:rsid="0072be06" style:font-name-asian="Arial1" style:font-size-asian="9pt" style:font-name-complex="Arial1" style:font-size-complex="9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9pt" officeooo:rsid="00327a91" style:font-size-asian="9pt" style:font-name-complex="Arial1" style:font-size-complex="9pt"/>
    </style:style>
    <style:style style:name="T5" style:family="text">
      <style:text-properties style:font-name="Arial1" fo:font-size="11pt" style:font-size-asian="11pt" style:font-name-complex="Arial1" style:font-size-complex="11pt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officeooo:rsid="0021d6f0"/>
    </style:style>
    <style:style style:name="T8" style:family="text">
      <style:text-properties officeooo:rsid="0029ea80"/>
    </style:style>
    <style:style style:name="T9" style:family="text">
      <style:text-properties officeooo:rsid="00307e7e"/>
    </style:style>
    <style:style style:name="T10" style:family="text">
      <style:text-properties officeooo:rsid="0035f8a5"/>
    </style:style>
    <style:style style:name="T11" style:family="text">
      <style:text-properties officeooo:rsid="0037edaf"/>
    </style:style>
    <style:style style:name="T12" style:family="text">
      <style:text-properties officeooo:rsid="0046b262"/>
    </style:style>
    <style:style style:name="T13" style:family="text">
      <style:text-properties fo:font-weight="normal" officeooo:rsid="0009905f" style:font-weight-asian="normal" style:font-weight-complex="normal"/>
    </style:style>
    <style:style style:name="T14" style:family="text">
      <style:text-properties fo:font-weight="normal" officeooo:rsid="000a1cd2" style:font-weight-asian="normal" style:font-weight-complex="normal"/>
    </style:style>
    <style:style style:name="T15" style:family="text">
      <style:text-properties fo:font-weight="normal" officeooo:rsid="0029cf70" style:font-weight-asian="normal" style:font-weight-complex="normal"/>
    </style:style>
    <style:style style:name="T16" style:family="text">
      <style:text-properties fo:font-weight="normal" officeooo:rsid="002e689a" style:font-weight-asian="normal" style:font-weight-complex="normal"/>
    </style:style>
    <style:style style:name="T17" style:family="text">
      <style:text-properties officeooo:rsid="004ffda3"/>
    </style:style>
    <style:style style:name="T18" style:family="text">
      <style:text-properties officeooo:rsid="0051eba3"/>
    </style:style>
    <style:style style:name="T19" style:family="text">
      <style:text-properties officeooo:rsid="00628ac5"/>
    </style:style>
    <style:style style:name="T20" style:family="text">
      <style:text-properties officeooo:rsid="00638742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1ff86e"/>
    </style:style>
    <style:style style:name="T23" style:family="text">
      <style:text-properties officeooo:rsid="002e92c4"/>
    </style:style>
    <style:style style:name="T24" style:family="text">
      <style:text-properties officeooo:rsid="00316ff6"/>
    </style:style>
    <style:style style:name="T25" style:family="text">
      <style:text-properties officeooo:rsid="003253a9"/>
    </style:style>
    <style:style style:name="T26" style:family="text">
      <style:text-properties officeooo:rsid="001e170b"/>
    </style:style>
    <style:style style:name="T27" style:family="text">
      <style:text-properties officeooo:rsid="000a1cd2"/>
    </style:style>
    <style:style style:name="T28" style:family="text">
      <style:text-properties officeooo:rsid="004990f6"/>
    </style:style>
    <style:style style:name="T29" style:family="text">
      <style:text-properties officeooo:rsid="0027ff9d"/>
    </style:style>
    <style:style style:name="T30" style:family="text">
      <style:text-properties officeooo:rsid="007bc603"/>
    </style:style>
    <style:style style:name="T31" style:family="text">
      <style:text-properties style:font-name="Arial1" fo:font-size="8pt" style:font-size-asian="8pt" style:font-name-complex="Arial1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{% for batch in batched_seminars %}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9">Bezeichnung und Anschrift des Verbandes</text:p>
            <text:p text:style-name="P16">Jugendumweltnetzwerk Niedersachsen</text:p>
            <text:p text:style-name="P16">Jugendaktion Natur und Umweltschutz Niedersachsen (JANUN e.V.)</text:p>
            <text:p text:style-name="P90">Goebenstr. 3A, 30161 Hannover, Tel: 0511/3940415, Email: info@janun.de, www.janun.de</text:p>
            <text:p text:style-name="P42"/>
          </table:table-cell>
          <table:table-cell table:style-name="Tabelle1.B1" office:value-type="string">
            <text:p text:style-name="P45"/>
            <text:p text:style-name="P48"/>
            <text:p text:style-name="P48"/>
            <text:p text:style-name="P48"/>
            <text:p text:style-name="P51"><text:s/></text:p>
          </table:table-cell>
          <table:table-cell table:style-name="Tabelle1.C1" office:value-type="string">
            <text:p text:style-name="P60"><text:span text:style-name="T1"><text:s text:c="2"/></text:span><text:span text:style-name="T3">Zusammenstellung der</text:span></text:p>
            <text:p text:style-name="P76">Einzelmaßnahmen</text:p>
            <text:p text:style-name="P39"/>
            <text:p text:style-name="P77"><text:span text:style-name="T3">Blatt </text:span><text:span text:style-name="T4">{{ forloop.counter }}</text:span></text:p>
            <text:p text:style-name="P48"/>
          </table:table-cell>
        </table:table-row>
      </table:table>
      <text:p text:style-name="P41"/>
      <text:p text:style-name="P60"><text:span text:style-name="T5">VERWENDUNGSNACHWEIS <text:s/></text:span><text:span text:style-name="T6">-Gesamtplanverfahren – (zahlenmäßiger Nachweis)</text:span></text:p>
      <text:p text:style-name="P42">Förderung von Bildungsmaßnahmen gem. § 10 Jugendförderungsgesetz</text:p>
      <text:p text:style-name="P42"/>
      <text:p text:style-name="P4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column table:style-name="Tabelle2.Q"/>
        <table:table-row table:style-name="Tabelle2.1">
          <table:table-cell table:style-name="Tabelle2.A1" table:number-rows-spanned="2" office:value-type="string">
            <text:p text:style-name="P36"/>
            <text:p text:style-name="P37">Lfd.</text:p>
            <text:p text:style-name="P37">Nr.</text:p>
          </table:table-cell>
          <table:table-cell table:style-name="Tabelle2.A1" table:number-rows-spanned="2" office:value-type="string">
            <text:p text:style-name="P36"/>
            <text:p text:style-name="P37"/>
            <text:p text:style-name="P37">Ort</text:p>
          </table:table-cell>
          <table:table-cell table:style-name="Tabelle2.A1" table:number-rows-spanned="2" office:value-type="string">
            <text:p text:style-name="P53"/>
            <text:p text:style-name="P54">Zahl</text:p>
            <text:p text:style-name="P54">der TN</text:p>
          </table:table-cell>
          <table:table-cell table:style-name="Tabelle2.A1" table:number-rows-spanned="2" office:value-type="string">
            <text:p text:style-name="P54">Zahl der TN gem. JFG</text:p>
          </table:table-cell>
          <table:table-cell table:style-name="Tabelle2.A1" table:number-rows-spanned="2" office:value-type="string">
            <text:p text:style-name="P54">Zahl</text:p>
            <text:p text:style-name="P54">der</text:p>
            <text:p text:style-name="P54">Tage</text:p>
            <text:p text:style-name="P54">gem.</text:p>
            <text:p text:style-name="P54">RL</text:p>
          </table:table-cell>
          <table:table-cell table:style-name="Tabelle2.A1" table:number-columns-spanned="2" office:value-type="string">
            <text:p text:style-name="P36"/>
            <text:p text:style-name="P37">Teilnehmertage</text:p>
          </table:table-cell>
          <table:covered-table-cell/>
          <table:table-cell table:style-name="Tabelle2.A1" table:number-columns-spanned="5" office:value-type="string">
            <text:p text:style-name="P36"/>
            <text:p text:style-name="P47">A u s g a b e n <text:s text:c="4"/>-EUR-</text:p>
          </table:table-cell>
          <table:covered-table-cell/>
          <table:covered-table-cell/>
          <table:covered-table-cell/>
          <table:covered-table-cell/>
          <table:table-cell table:style-name="Tabelle2.A1" table:number-columns-spanned="4" office:value-type="string">
            <text:p text:style-name="P36"/>
            <text:p text:style-name="P47">E i n n a h m e n <text:s text:c="4"/>-EUR-</text:p>
          </table:table-cell>
          <table:covered-table-cell/>
          <table:covered-table-cell/>
          <table:covered-table-cell/>
          <table:table-cell table:style-name="Tabelle2.Q1" office:value-type="string">
            <text:p text:style-name="P36"/>
            <text:p text:style-name="P37">Landes-</text:p>
          </table:table-cell>
        </table:table-row>
        <table:table-row table:style-name="Tabelle2.2">
          <table:covered-table-cell/>
          <table:covered-table-cell/>
          <table:covered-table-cell/>
          <table:covered-table-cell/>
          <table:covered-table-cell/>
          <table:table-cell table:style-name="Tabelle2.F2" office:value-type="string">
            <text:p text:style-name="P36"/>
            <text:p text:style-name="P54">gem.RL</text:p>
          </table:table-cell>
          <table:table-cell table:style-name="Tabelle2.F2" office:value-type="string">
            <text:p text:style-name="P38"/>
            <text:p text:style-name="P56">gem.JFG</text:p>
          </table:table-cell>
          <table:table-cell table:style-name="Tabelle2.F2" office:value-type="string">
            <text:p text:style-name="P57">Unterkunft</text:p>
            <text:p text:style-name="P57">Verpflegung</text:p>
          </table:table-cell>
          <table:table-cell table:style-name="Tabelle2.F2" office:value-type="string">
            <text:p text:style-name="P57">Referen-</text:p>
            <text:p text:style-name="P57">t-inn-en</text:p>
          </table:table-cell>
          <table:table-cell table:style-name="Tabelle2.F2" office:value-type="string">
            <text:p text:style-name="P58"/>
            <text:p text:style-name="P57">sonstige</text:p>
          </table:table-cell>
          <table:table-cell table:style-name="Tabelle2.F2" office:value-type="string">
            <text:p text:style-name="P58"/>
            <text:p text:style-name="P57">Fahrtkosten</text:p>
          </table:table-cell>
          <table:table-cell table:style-name="Tabelle2.F2" office:value-type="string">
            <text:p text:style-name="P58"/>
            <text:p text:style-name="P57">Gesamt</text:p>
          </table:table-cell>
          <table:table-cell table:style-name="Tabelle2.F2" office:value-type="string">
            <text:p text:style-name="P57">Teilnehmer-</text:p>
            <text:p text:style-name="P57">beiträge</text:p>
          </table:table-cell>
          <table:table-cell table:style-name="Tabelle2.F2" office:value-type="string">
            <text:p text:style-name="P57">Eigen</text:p>
            <text:p text:style-name="P57">mittel</text:p>
          </table:table-cell>
          <table:table-cell table:style-name="Tabelle2.F2" office:value-type="string">
            <text:p text:style-name="P57">sonstige</text:p>
            <text:p text:style-name="P57">öffentl.</text:p>
            <text:p text:style-name="P57">Zuwendung</text:p>
          </table:table-cell>
          <table:table-cell table:style-name="Tabelle2.F2" office:value-type="string">
            <text:p text:style-name="P58"/>
            <text:p text:style-name="P57">Gesamt</text:p>
          </table:table-cell>
          <table:table-cell table:style-name="Tabelle2.Q2" office:value-type="string">
            <text:p text:style-name="P37">zuwendung-EUR</text:p>
          </table:table-cell>
        </table:table-row>
        <table:table-row table:style-name="Tabelle2.3">
          <table:table-cell table:style-name="Tabelle2.A3" office:value-type="string">
            <text:p text:style-name="P59">{% for seminar in batch %}</text:p>
            <text:p text:style-name="P28">{{forloop.count<text:span text:style-name="T30">er|add:batch.offset</text:span>}}</text:p>
          </table:table-cell>
          <table:table-cell table:style-name="Tabelle2.A3" office:value-type="string">
            <text:p text:style-name="P86">{{seminar.location}}</text:p>
          </table:table-cell>
          <table:table-cell table:style-name="Tabelle2.A3" office:value-type="string">
            <text:p text:style-name="P20">{{<text:span text:style-name="T12">seminar</text:span>.actual_attendees_total}}</text:p>
          </table:table-cell>
          <table:table-cell table:style-name="Tabelle2.A3" office:value-type="string">
            <text:p text:style-name="P20">{{seminar.actual_attendees_<text:span text:style-name="T8">jfg</text:span>}}</text:p>
          </table:table-cell>
          <table:table-cell table:style-name="Tabelle2.A3" office:value-type="string">
            <text:p text:style-name="P21">{{seminar.actual_training_days}}</text:p>
          </table:table-cell>
          <table:table-cell table:style-name="Tabelle2.F3" office:value-type="string">
            <text:p text:style-name="P22">{{seminar.actual_attendence_days_total}}</text:p>
          </table:table-cell>
          <table:table-cell table:style-name="Tabelle2.F3" office:value-type="string">
            <text:p text:style-name="P22">{{seminar.actual_attendence_days_<text:span text:style-name="T9">jfg</text:span>}}</text:p>
          </table:table-cell>
          <table:table-cell table:style-name="Tabelle2.F3" office:value-type="string">
            <text:p text:style-name="P25">{{seminar.expense_accomodation_and_catering<text:span text:style-name="T10">|default:0</text:span>}}</text:p>
          </table:table-cell>
          <table:table-cell table:style-name="Tabelle2.F3" office:value-type="string">
            <text:p text:style-name="P25">{{seminar.<text:span text:style-name="T11">expense_referent|default:0</text:span>}}</text:p>
          </table:table-cell>
          <table:table-cell table:style-name="Tabelle2.F3" office:value-type="string">
            <text:p text:style-name="P25">{{seminar.expense_other<text:span text:style-name="T11">|default:0</text:span>}}</text:p>
          </table:table-cell>
          <table:table-cell table:style-name="Tabelle2.F3" office:value-type="string">
            <text:p text:style-name="P25">{{seminar.<text:span text:style-name="T11">expense_travel|default:0</text:span>}}</text:p>
          </table:table-cell>
          <table:table-cell table:style-name="Tabelle2.F3" office:value-type="string">
            <text:p text:style-name="P23">{{seminar.expense_total<text:span text:style-name="T17">|floatformat:2</text:span>}}</text:p>
          </table:table-cell>
          <table:table-cell table:style-name="Tabelle2.F3" office:value-type="string">
            <text:p text:style-name="P26">{{seminar.income_fees<text:span text:style-name="T11">|default:0</text:span>}}</text:p>
          </table:table-cell>
          <table:table-cell table:style-name="Tabelle2.F3" office:value-type="string">
            <text:p text:style-name="P27">{{seminar.income_public<text:span text:style-name="T11">|default:0</text:span>}}</text:p>
          </table:table-cell>
          <table:table-cell table:style-name="Tabelle2.F3" office:value-type="string">
            <text:p text:style-name="P27">{{seminar.income_other<text:span text:style-name="T11">|default:0</text:span>}}</text:p>
          </table:table-cell>
          <table:table-cell table:style-name="Tabelle2.F3" office:value-type="string">
            <text:p text:style-name="P24">{{seminar.income_total<text:span text:style-name="T18">|floatformat:2</text:span>}}</text:p>
          </table:table-cell>
          <table:table-cell table:style-name="Tabelle2.Q3" office:value-type="string">
            <text:p text:style-name="P35">{{seminar.actual_funding<text:span text:style-name="T11">|default:0</text:span>}}</text:p>
          </table:table-cell>
        </table:table-row>
        <table:table-row table:style-name="Tabelle2.3">
          <table:table-cell table:style-name="Tabelle2.A3" office:value-type="string">
            <text:p text:style-name="P17">{% endfor %}</text:p>
          </table:table-cell>
          <table:table-cell table:style-name="Tabelle2.A3" table:number-columns-spanned="4" office:value-type="string">
            <text:p text:style-name="P55"/>
            <text:p text:style-name="P50">(Zwischen-) Summe:</text:p>
            <text:p text:style-name="P50"/>
          </table:table-cell>
          <table:covered-table-cell/>
          <table:covered-table-cell/>
          <table:covered-table-cell/>
          <table:table-cell table:style-name="Tabelle2.F3" office:value-type="string">
            <text:p text:style-name="P29">{{ batch.tnt_sum }}</text:p>
          </table:table-cell>
          <table:table-cell table:style-name="Tabelle2.F3" office:value-type="string">
            <text:p text:style-name="P29">{{ batch.tnt_sum_<text:span text:style-name="T7">jfg</text:span> }}</text:p>
          </table:table-cell>
          <table:table-cell table:style-name="Tabelle2.F3" office:value-type="string">
            <text:p text:style-name="P30"/>
          </table:table-cell>
          <table:table-cell table:style-name="Tabelle2.F3" office:value-type="string">
            <text:p text:style-name="P30"/>
          </table:table-cell>
          <table:table-cell table:style-name="Tabelle2.F3" office:value-type="string">
            <text:p text:style-name="P30"/>
          </table:table-cell>
          <table:table-cell table:style-name="Tabelle2.F3" office:value-type="string">
            <text:p text:style-name="P30"/>
          </table:table-cell>
          <table:table-cell table:style-name="Tabelle2.F3" office:value-type="string">
            <text:p text:style-name="P31">{{<text:span text:style-name="T19">batch.</text:span>expense_sum<text:span text:style-name="T20">|floatformat:2</text:span>}}</text:p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3"/>
          </table:table-cell>
          <table:table-cell table:style-name="Tabelle2.F3" office:value-type="string">
            <text:p text:style-name="P33"/>
          </table:table-cell>
          <table:table-cell table:style-name="Tabelle2.F3" office:value-type="string">
            <text:p text:style-name="P31">{{<text:span text:style-name="T19">batch.</text:span>income_sum<text:span text:style-name="T20">|floatformat:2</text:span>}}</text:p>
          </table:table-cell>
          <table:table-cell table:style-name="Tabelle2.Q3" office:value-type="string">
            <text:p text:style-name="P34">{{batch.funding_sum}}</text:p>
          </table:table-cell>
        </table:table-row>
      </table:table>
      <text:p text:style-name="P19"/>
      <text:p text:style-name="P18"/>
      <text:p text:style-name="P78">{% endfor %}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68"><text:soft-page-break/>{% for seminar in seminars %}</text:p>
      <text:p text:style-name="P69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0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91">Goebenstr. 3A, 30161 Hannover, Tel: 0511/3940415, Email: info@janun.de, www.janun.de</text:p>
            <text:p text:style-name="P44"/>
          </table:table-cell>
          <table:table-cell table:style-name="Tabelle3.B1" office:value-type="string">
            <text:p text:style-name="P46"/>
            <text:p text:style-name="P49"/>
            <text:p text:style-name="P49"/>
            <text:p text:style-name="P49"/>
            <text:p text:style-name="P52"><text:s/></text:p>
          </table:table-cell>
          <table:table-cell table:style-name="Tabelle3.C1" office:value-type="string">
            <text:p text:style-name="P74"><text:span text:style-name="T1"><text:s text:c="2"/></text:span><text:span text:style-name="T2">Deckblatt</text:span></text:p>
            <text:p text:style-name="P49"/>
          </table:table-cell>
        </table:table-row>
      </table:table>
      <text:p text:style-name="P70"/>
      <text:p text:style-name="P75"><text:span text:style-name="T5">VERWENDUNGSNACHWEIS <text:s/></text:span><text:span text:style-name="T6">-Gesamtplanverfahren – (zahlenmäßiger Nachweis)</text:span></text:p>
      <text:p text:style-name="P83">Förderung von Bildungsmaßnahmen gem. § 10 Jugendförderungsgesetz</text:p>
      <text:p text:style-name="P84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89"><text:span text:style-name="T31">Bezug:<text:tab/>Nr. 6.8 der Richtlinie über die Gewährung von Zuwendungen zur Förderung von Bildungsveranstaltungen <text:s/></text:span></text:p>
            <text:p text:style-name="P89"><text:span text:style-name="T31"><text:tab/>und Verdienstausfall in der Jugendarbeit (RdErl. d. MS. vom 01.03.2010 - Nds. MBI Nr.10/2010 S. 358);</text:span></text:p>
            <text:p text:style-name="P89"><text:span text:style-name="T31"><text:tab/>summarische Darstellung</text:span>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5"><text:span text:style-name="T21">Anlage Seminarbericht:</text:span> </text:p>
          </table:table-cell>
          <table:table-cell table:style-name="Tabelle4.A1" office:value-type="string">
            <text:p text:style-name="P64">{{seminar.title}}</text:p>
          </table:table-cell>
          <table:table-cell table:style-name="Tabelle4.A1" office:value-type="string">
            <text:p text:style-name="P66">Ort: {{ seminar.location }}</text:p>
          </table:table-cell>
          <table:table-cell table:style-name="Tabelle4.A1" office:value-type="string">
            <text:p text:style-name="P67"><text:span text:style-name="T13">von: {{ </text:span><text:span text:style-name="T14">seminar.</text:span><text:span text:style-name="T13">start_date</text:span><text:span text:style-name="T15">|date:</text:span><text:span text:style-name="T16">"d.m.Y"</text:span><text:span text:style-name="T13"> }}</text:span></text:p>
          </table:table-cell>
          <table:table-cell table:style-name="Tabelle4.A1" office:value-type="string">
            <text:p text:style-name="P67"><text:span text:style-name="T13">bis: {{ </text:span><text:span text:style-name="T14">seminar.</text:span><text:span text:style-name="T13">end_date</text:span><text:span text:style-name="T15">|date:</text:span><text:span text:style-name="T16">"d.m.Y"</text:span><text:span text:style-name="T13"> }}</text:span></text:p>
          </table:table-cell>
        </table:table-row>
      </table:table>
      <text:p text:style-name="P71"/>
      <text:p text:style-name="P71"/>
      <text:p text:style-name="P6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2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2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24">s</text:span>onst. öff. Zuwend<text:span text:style-name="T2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{{ <text:span text:style-name="T26">forloop.counter</text:span> }}</text:p>
          </table:table-cell>
          <table:table-cell table:style-name="Tabelle5.E2" office:value-type="string">
            <text:p text:style-name="P11">{{<text:span text:style-name="T27">seminar.actual_attendence_days_total</text:span>}}</text:p>
          </table:table-cell>
          <table:table-cell table:style-name="Tabelle5.E2" office:value-type="string">
            <text:p text:style-name="P11">{{ <text:span text:style-name="T27">seminar.actual_attendence_days_jfg</text:span> }}</text:p>
          </table:table-cell>
          <table:table-cell table:style-name="Tabelle5.E2" office:value-type="string">
            <text:p text:style-name="P11">{{<text:span text:style-name="T27">seminar.expense_accomodation_and_catering|floatformat:2</text:span>}}</text:p>
          </table:table-cell>
          <table:table-cell table:style-name="Tabelle5.E2" office:value-type="string">
            <text:p text:style-name="P11">{{<text:span text:style-name="T27">seminar.expense_referent|floatformat:2</text:span>}}</text:p>
          </table:table-cell>
          <table:table-cell table:style-name="Tabelle5.E2" office:value-type="string">
            <text:p text:style-name="P11">{{<text:span text:style-name="T27">seminar.expense_other|floatformat:2</text:span>}}</text:p>
          </table:table-cell>
          <table:table-cell table:style-name="Tabelle5.E2" office:value-type="string">
            <text:p text:style-name="P11">{{seminar.<text:span text:style-name="T28">expense_travel|floatformat:2</text:span>}}</text:p>
          </table:table-cell>
          <table:table-cell table:style-name="Tabelle5.E2" office:value-type="string">
            <text:p text:style-name="P11">{{<text:span text:style-name="T27">seminar.expense_total|floatformat:2</text:span>}}</text:p>
          </table:table-cell>
          <table:table-cell table:style-name="Tabelle5.E2" office:value-type="string">
            <text:p text:style-name="P12">{{seminar.<text:span text:style-name="T28">income_fees|floatformat:2</text:span>}}</text:p>
          </table:table-cell>
          <table:table-cell table:style-name="Tabelle5.E2" office:value-type="string">
            <text:p text:style-name="P12">{{<text:span text:style-name="T29">seminar.income_public|floatformat:2</text:span>}}</text:p>
          </table:table-cell>
          <table:table-cell table:style-name="Tabelle5.E2" office:value-type="string">
            <text:p text:style-name="P12">{{<text:span text:style-name="T29">seminar.income_other|floatformat:2</text:span>}}</text:p>
          </table:table-cell>
          <table:table-cell table:style-name="Tabelle5.E2" office:value-type="string">
            <text:p text:style-name="P12">{{<text:span text:style-name="T29">seminar.income_total|floatformat:2</text:span>}}</text:p>
          </table:table-cell>
          <table:table-cell table:style-name="Tabelle5.N3" office:value-type="string">
            <text:p text:style-name="P13">{{seminar.<text:span text:style-name="T28">actual_funding|floatformat:2</text:span>}}</text:p>
          </table:table-cell>
        </table:table-row>
      </table:table>
      <text:p text:style-name="P73"/>
      <text:p text:style-name="P71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3"/>
      <text:p text:style-name="P61"/>
      <text:p text:style-name="P71"/>
      <text:p text:style-name="P72"/>
      <text:p text:style-name="P79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20-02-29T19:26:07.919056020</meta:creation-date>
    <dc:date>2020-05-05T01:06:20.622279200</dc:date>
    <dc:creator>Henrik Kröger</dc:creator>
    <meta:editing-duration>PT6H11M29S</meta:editing-duration>
    <meta:editing-cycles>114</meta:editing-cycles>
    <meta:generator>LibreOffice/6.0.7.3$Linux_X86_64 LibreOffice_project/00m0$Build-3</meta:generator>
    <meta:document-statistic meta:table-count="8" meta:image-count="0" meta:object-count="0" meta:page-count="4" meta:paragraph-count="143" meta:word-count="315" meta:character-count="3291" meta:non-whitespace-character-count="3094"/>
  </office:meta>
</office:document-meta>
</file>